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4.2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123.59pt"/>
    </style:style>
    <style:style style:name="co4" style:family="table-column">
      <style:table-column-properties fo:break-before="auto" style:column-width="890.36pt"/>
    </style:style>
    <style:style style:name="co5" style:family="table-column">
      <style:table-column-properties fo:break-before="auto" style:column-width="141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88.2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tem">
      <style:table-properties table:display="true" style:writing-mode="lr-tb"/>
    </style:style>
    <style:style style:name="ce1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typ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item_description</text:p>
          </table:table-cell>
          <table:table-cell table:style-name="ce1" office:value-type="string" calcext:value-type="string">
            <text:p>item_prep_time</text:p>
          </table:table-cell>
          <table:table-cell table:style-name="ce1" office:value-type="string" calcext:value-type="string">
            <text:p>item_alergy_informations</text:p>
          </table:table-cell>
          <table:table-cell table:style-name="ce1" office:value-type="string" calcext:value-type="string">
            <text:p>item_price</text:p>
          </table:table-cell>
          <table:table-cell table:style-name="ce1" office:value-type="string" calcext:value-type="string">
            <text:p>item_multi_size</text:p>
          </table:table-cell>
          <table:table-cell table:style-name="ce1" office:value-type="string" calcext:value-type="string">
            <text:p>item_price2</text:p>
          </table:table-cell>
          <table:table-cell table:style-name="ce1" office:value-type="string" calcext:value-type="string">
            <text:p>item_price3</text:p>
          </table:table-cell>
          <table:table-cell table:style-name="ce1" office:value-type="string" calcext:value-type="string">
            <text:p>item_cal</text:p>
          </table:table-cell>
          <table:table-cell table:style-name="ce1" office:value-type="string" calcext:value-type="string">
            <text:p>is_vegan</text:p>
          </table:table-cell>
          <table:table-cell table:style-name="ce1" office:value-type="string" calcext:value-type="string">
            <text:p>is_egg_free</text:p>
          </table:table-cell>
          <table:table-cell table:style-name="ce1" office:value-type="string" calcext:value-type="string">
            <text:p>is_sugar_free</text:p>
          </table:table-cell>
          <table:table-cell table:style-name="ce1" office:value-type="string" calcext:value-type="string">
            <text:p>is_spicy</text:p>
          </table:table-cell>
          <table:table-cell table:style-name="ce1" office:value-type="string" calcext:value-type="string">
            <text:p>is_veg</text:p>
          </table:table-cell>
          <table:table-cell table:style-name="ce1" office:value-type="string" calcext:value-type="string">
            <text:p>is_diary_free</text:p>
          </table:table-cell>
          <table:table-cell table:style-name="ce1" office:value-type="string" calcext:value-type="string">
            <text:p>is_new</text:p>
          </table:table-cell>
          <table:table-cell table:style-name="ce1" office:value-type="string" calcext:value-type="string">
            <text:p>item_ur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rab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A mix of noodles ...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o be checked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style-name="ce2" office:value-type="string" calcext:value-type="string">
            <text:p>to be che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crambled Eg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ed Breads</text:p>
          </table:table-cell>
          <table:table-cell table:style-name="ce2" office:value-type="string" calcext:value-type="string">
            <text:p>Toasted bread slices topped with avocado &amp; scrambled eggs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eta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ed Breads</text:p>
          </table:table-cell>
          <table:table-cell table:style-name="ce2" office:value-type="string" calcext:value-type="string">
            <text:p>Toasted bread slices topped with avocado, feta cheese and tomato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urkey &amp;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ed Breads</text:p>
          </table:table-cell>
          <table:table-cell table:style-name="ce2" office:value-type="string" calcext:value-type="string">
            <text:p>Toast stu_x001f_ed with béchamel sauce, turkey &amp; topped with mix cheese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ied Eg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ed Breads</text:p>
          </table:table-cell>
          <table:table-cell table:style-name="ce2" office:value-type="string" calcext:value-type="string">
            <text:p>Hummous, le_x001e_uce, tomatoes, pickles, fried eggs, turkey &amp; cheese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moked Salm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ed Breads</text:p>
          </table:table-cell>
          <table:table-cell table:style-name="ce2" office:value-type="string" calcext:value-type="string">
            <text:p>Toasted sliced bread topped with avocado, smoked salmon, lemon cubes &amp; capres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Zaata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30" calcext:value-type="float">
            <text:p>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Zaatar &amp; Labne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Zaatar &amp; Vegetab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Zaatar &amp; Cheese special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eese Hot'n Spic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bne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urkey &amp;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am &amp;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hmeh Beaji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hmeh Beajin &amp;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BANESE MANAKISH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frican Egg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Eggs mixed with vegetables topped with plantine, served with toast bread.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gg Plat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5" office:value-type="string" calcext:value-type="string">
            <text:p>3 eggs served with vegetables and our homemade oven bread (choose between sunny-side up, scrambled, boiled &amp; omele_x001e_e)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spañol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3 eggs mixed with spring onions, tomatoes &amp; green pepper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inach White Egg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3 eggs white mixed with spinach leaves &amp; spring onions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acon Omele_x001f_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3 eggs mixed with bacon, mushrooms &amp; onions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am or Turkey with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Omele_x001e_e stu_x001f_ed with (turkey or ham) cheese &amp; tomatoes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eta Omele_x001f_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PECTATIONS</text:p>
          </table:table-cell>
          <table:table-cell table:style-name="ce2" office:value-type="string" calcext:value-type="string">
            <text:p>3 eggs mixed with fresh cream stu_x001f_ed with feta cheese,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frican Breakf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Beans stew, omele_x001e_e, fried plantain, yam, chicken sausage, and hot dog, served with toast bread, bu_x001e_er, jam and mixed fruit -Side drink choice: hot drink or fresh juice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ig Breakf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Baked beans, baked potatoes, sausage ( chicken or pork ), bacon, avocado, jam, bu_x001e_er, maple syrup, eggs and our signature sautéed salad with pancake, toast breads &amp; tea -Side drink choice: hot drink or fresh juice</text:p>
          </table:table-cell>
          <table:table-cell table:style-name="ce4" table:number-columns-repeated="2"/>
          <table:table-cell table:style-name="ce2" office:value-type="float" office:value="140" calcext:value-type="float">
            <text:p>1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nglish Breakf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Eggs, hotdogs, bacon, beans, bread, jam, bu_x001e_er, toasted bread &amp; tea - Swap tea for any hot drink or fresh juice + GHC 15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merican Breakf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Pancakes, bu_x001e_er, jam, eggs, maple syrup, mushrooms tomatoes &amp; tea - Swap tea for any hot drink or fresh juice + GHC 15 + Bacon GHC 20 + Sautéed potatoes GHC 20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eorgian Khachapuri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5 mixed cheese-filled bread, topped with sunny-side up egg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at Porridg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Oats, milk, honey, cinamon &amp; fruits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oul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Broad beans, vegetables &amp; oven bread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gg Fet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Sunny side up egg topped with feta cheese, tomato, spring onion served with avocado &amp; toasted bread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reakfast Nacho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Nachos topped with mixed cheese, scrambled eggs, tomato, spring onion served with guacamole sauce &amp; beans sauc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otato Egg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Potatoes topped with sunny side egg, tomato, spring onion and guacamole sauc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reakfast Taco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Taco breads sta_x001f_ed with scrambled egg, turkey &amp; cream chees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4 layers of pancakes dipped with fresh mango sauce &amp; mango cubes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4 layers of pancakes dipped with fresh raspberry sauce &amp; raspberry fruit on top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re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Chocolate pancake stu_x001f_ed with Oreo biscuits, Nutella &amp; topped with vanilla ice cream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Nutell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4 layers of pancakes stu_x001f_ed with Nutella and banana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uit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4 layers of pancakes served with fruit salad (banana, pineapple, mango) &amp; maple syrup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gg Bac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3 layers of pancakes stu_x001f_ed with cheese &amp; scrambled eggs topped with crispy bacon &amp; maple syrup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ppetizers Baske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Mozzarella strips, cheddar strips, breaded shrimps, crispy chicken, calamari rings, chicken wings, french fries&amp; wedges, served with honey mustard sauce</text:p>
          </table:table-cell>
          <table:table-cell table:style-name="ce4" table:number-columns-repeated="2"/>
          <table:table-cell table:style-name="ce2" office:value-type="float" office:value="220" calcext:value-type="float">
            <text:p>2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Nacho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Crispy tortilla chips topped with mix cheese &amp; tomatoes with sour cream asid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eatball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Deep fried meat balls stu_x001f_ed with feta cheese served with tomato sau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rispy calamari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Fresh breaded calamaries served with special tartar sauc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rispy Chicken Explosi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Crispy chicken tender on a bed of fries topped with our special sauce ranch sauce &amp; melted chees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live Cheese Brusche_x001f_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Olives, tomatoes, cheese, oregano and basil leaves with olive oil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zzarella Cub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Mozzarella cheese breaded with tortilla chips served with our signature sauce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ench Fri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eddar Fri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Crispy fries topped with cheddar cheese and sour cream on the sid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aked Potat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Oven baked potato topped with mozzarella cheese served with corn &amp; sour cream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ied Yam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Yam Ball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4 pieces of yam balls</text:p>
          </table:table-cell>
          <table:table-cell table:style-name="ce4" table:number-columns-repeated="2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ppetizers Comb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ARTERS</text:p>
          </table:table-cell>
          <table:table-cell table:style-name="ce2" office:value-type="string" calcext:value-type="string">
            <text:p>Mozzarella cubes, crispy Calamaries, fries, yam balls, chicken fingers &amp; meatballs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rab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A mix of noodles, crab sticks, cabbage, cucumber, carrot, nuts, seasame seeds, mixed with teriyaky mayo sauce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A mix of noodles, chicken breast, cabbage, cucumber, carrot, nuts, seasame seeds, mixed with teriyaky mayo sauce.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Beef Salad</text:p>
          </table:table-cell>
          <table:table-cell table:style-name="ce4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ctopus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Octopus, onions, cucumbers, tomatoes, le_x001e_uce, orange and olive oil dressing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exican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Le_x001e_uce, tomatoes, baked beans, tortilla chips, avocado, chilli flakes, corn, corriander &amp; lemon oil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quinoa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Combination of quinoa, le_x001e_uce, cucumbers, tomatoes, cheese, mango, avocado &amp; nuts mixed with balsamic orange sauce topped with marinated grilled chicken breast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hanaian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Le_x001e_uce, onions, cucumbers, tomatoes, red beans, carrots, boiled eggs &amp; mayo sau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esar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Le_x001e_uce, parmesan cheese, croutons mixed with our Caesar dressing (Add chicken +20)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eak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Beef, le_x001e_uce , avocado, corn served with special sauce in tortilla bread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a_x001f_ous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S</text:p>
          </table:table-cell>
          <table:table-cell table:style-name="ce2" office:value-type="string" calcext:value-type="string">
            <text:p>Le_x001e_uce, tomatoes, cucumbers, onions, pomegranate molasses, radishes &amp; rocket &amp; mint leaves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ied Chicken Win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LOVERS</text:p>
          </table:table-cell>
          <table:table-cell table:style-name="ce2" office:value-type="string" calcext:value-type="string">
            <text:p>Choose your side &amp; dip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alf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LOVERS</text:p>
          </table:table-cell>
          <table:table-cell table:style-name="ce2" office:value-type="string" calcext:value-type="string">
            <text:p>Half Chicken served with garlic sauce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Chicken Win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LOVERS</text:p>
          </table:table-cell>
          <table:table-cell table:style-name="ce2" office:value-type="string" calcext:value-type="string">
            <text:p>Choose your side &amp; dip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rmesan Win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LOVERS</text:p>
          </table:table-cell>
          <table:table-cell table:style-name="ce2" office:value-type="string" calcext:value-type="string">
            <text:p>Deep fried wings dipped with parmesan sauce</text:p>
          </table:table-cell>
          <table:table-cell table:style-name="ce4" table:number-columns-repeated="2"/>
          <table:table-cell table:style-name="ce2" office:value-type="float" office:value="135" calcext:value-type="float">
            <text:p>1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n Burg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Classic burger dipped in special hot sauce served with french fries &amp; coleslow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A fresh beef burger, lighty seasoned &amp; cooked to order served with lettuce, tomatoes, pickles &amp; cocktail sauce</text:p>
          </table:table-cell>
          <table:table-cell table:style-name="ce4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c and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Fresh ground beef topped with mac &amp; cheese, lettuce, tomatoes, pickles &amp; cocktail sauce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laming Crisp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Crispy chicken fillet, tomatoes, lettuce, pickles &amp; flaming suace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orsalin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Fresh ground beef burger, sautee mushroom &amp; onions, BBQ sauce, turkey, cheddar cheese, pickles , tomatoes, lettuce &amp; cocktail sauce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wiss Che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Fresh grpound beef burger, mushroom sauce, swiss cheese, tomatoes &amp; lettuce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eese at Hear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Beef patty stuffed with mozzarella cheese, lettuce, pickles, tomatoes &amp; our homemade sauce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ouse Burg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Fresh ground beef burger, lettuce, tomatoes, sunny-side-up egg, grilled bacon, cheddar cheese &amp; homemade sauce</text:p>
          </table:table-cell>
          <table:table-cell table:style-name="ce4" table:number-columns-repeated="2"/>
          <table:table-cell table:style-name="ce2" office:value-type="float" office:value="125" calcext:value-type="float">
            <text:p>1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Breast Burg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Marinated grilled chicken breast, pickles, tomatoes &amp; lettuce topped with our garlic sauce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ouble Burg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URGERS</text:p>
          </table:table-cell>
          <table:table-cell table:style-name="ce2" office:value-type="string" calcext:value-type="string">
            <text:p>A double fresh ground beef burger, lightly seasoned &amp; cooked to order served with lettuce, grilled tomatoes, pickles and cheese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rgherit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Pizza sauce &amp; mozzarella cheese</text:p>
          </table:table-cell>
          <table:table-cell table:style-name="ce4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epperoni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Pepperoni &amp; mozzarella</text:p>
          </table:table-cell>
          <table:table-cell table:style-name="ce4" table:number-columns-repeated="2"/>
          <table:table-cell table:style-name="ce2" office:value-type="float" office:value="140" calcext:value-type="float">
            <text:p>1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alm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Grilled salmon cubes, creamy sauce, spring onions topped with mixed cheese</text:p>
          </table:table-cell>
          <table:table-cell table:style-name="ce4" table:number-columns-repeated="2"/>
          <table:table-cell table:style-name="ce2" office:value-type="float" office:value="185" calcext:value-type="float">
            <text:p>1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Chicken, beef, mushrooms, green peppers, tomatoes, &amp; mozzarella cheese</text:p>
          </table:table-cell>
          <table:table-cell table:style-name="ce4" table:number-columns-repeated="2"/>
          <table:table-cell table:style-name="ce2" office:value-type="float" office:value="170" calcext:value-type="float">
            <text:p>1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Turkey, olives, mozzarella &amp; mushrooms</text:p>
          </table:table-cell>
          <table:table-cell table:style-name="ce4" table:number-columns-repeated="2"/>
          <table:table-cell table:style-name="ce2" office:value-type="float" office:value="160" calcext:value-type="float">
            <text:p>1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Veggi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Green peppers, corn, tomatoes, mushrooms, olives &amp; mozzarella</text:p>
          </table:table-cell>
          <table:table-cell table:style-name="ce4" table:number-columns-repeated="2"/>
          <table:table-cell table:style-name="ce2" office:value-type="float" office:value="125" calcext:value-type="float">
            <text:p>1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hrim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Grilled shrimps, onions &amp; pink sauce</text:p>
          </table:table-cell>
          <table:table-cell table:style-name="ce4" table:number-columns-repeated="2"/>
          <table:table-cell table:style-name="ce2" office:value-type="float" office:value="170" calcext:value-type="float">
            <text:p>1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ic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Chicken, red sauce, cheese, onions &amp; kpakposhito</text:p>
          </table:table-cell>
          <table:table-cell table:style-name="ce4" table:number-columns-repeated="2"/>
          <table:table-cell table:style-name="ce2" office:value-type="float" office:value="155" calcext:value-type="float">
            <text:p>1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anch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6" office:value-type="string" calcext:value-type="string">
            <text:p>Grilled chicken breast, pizza sauce, bell peppers, onions, corn, cheese topped with ranch sauce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Tofu cubes , mixed vegetables, olive oil &amp; pizza sauce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rbonar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Sauteed bacon with onions mixed with spaghetti, fresh cream, egg &amp; peppers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Alfred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Pasta mixed with grilled chicken breast, pesto sauce &amp; mushroom tossed in creamy basil sauce</text:p>
          </table:table-cell>
          <table:table-cell table:style-name="ce4" table:number-columns-repeated="2"/>
          <table:table-cell table:style-name="ce2" office:value-type="float" office:value="140" calcext:value-type="float">
            <text:p>1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olognes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Pasta mixed with meat, tomato sauce &amp; parmesan</text:p>
          </table:table-cell>
          <table:table-cell table:style-name="ce4" table:number-columns-repeated="2"/>
          <table:table-cell table:style-name="ce2" office:value-type="float" office:value="125" calcext:value-type="float">
            <text:p>1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rmesan truffl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Penne coated with parmesan truffle sauce, mushroom &amp; grilled chicken</text:p>
          </table:table-cell>
          <table:table-cell table:style-name="ce4" table:number-columns-repeated="2"/>
          <table:table-cell table:style-name="ce2" office:value-type="float" office:value="165" calcext:value-type="float">
            <text:p>1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eta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Grilled chicken breast mixed with spaghetti, feta cheese, tomatoes &amp; basil leaves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rrabiata Past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Pasta mixed with grilled chicken, tomato sauce &amp; parmesan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Pasta lasagna, cheese, bolognese sauce, bechamel sauce &amp; meat</text:p>
          </table:table-cell>
          <table:table-cell table:style-name="ce4" table:number-columns-repeated="2"/>
          <table:table-cell table:style-name="ce2" office:value-type="float" office:value="135" calcext:value-type="float">
            <text:p>1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inach Salm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Creamy spinach pasta topped with salmon fillet</text:p>
          </table:table-cell>
          <table:table-cell table:style-name="ce4" table:number-columns-repeated="2"/>
          <table:table-cell table:style-name="ce2" office:value-type="float" office:value="225" calcext:value-type="float">
            <text:p>2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hrim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Shrimp, tomato sauce, basil leaves, garlic &amp; cream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Noodles Sou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OUP</text:p>
          </table:table-cell>
          <table:table-cell table:style-name="ce2" office:value-type="string" calcext:value-type="string">
            <text:p>Beef, noodles, onion, carrot, green pepper, Cabbage, mushroom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Sou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OUP</text:p>
          </table:table-cell>
          <table:table-cell table:style-name="ce2" office:value-type="string" calcext:value-type="string">
            <text:p>Chicken, onion, carrot, mushroom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weet &amp; Sour Fis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Deep fried fish, green pepper, carrots, pineapple, sweet &amp; sour sauce served with steamed ri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Curr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Marinated chicken breast, onions, mushrooms, fresh cream &amp; curry served with steamed rice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or Beef Cashew Nut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Fried chicken breast or beef fillet, carrots, onions, green peppers, cashews &amp; oyster sauce served with steamed rice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zechuan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Deep fried chicken breast or beef fillet, spring onions, hot pepper &amp; szechuan sauce served with steamed rice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Boiled noodles, deep fried chicken breast &amp; mixed vegetables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zechuan Beef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Beef fillet, spring onions, hot pepper, carrot, green pepper, onion &amp; szechuan sauce served with steamed rice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Boiled noodles, deep fried beef fillet &amp; mixed vegetables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Vegetable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Boiled noodles mixed with vegetables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hrimp Noodle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Boiled noodles, shrimps &amp; mixed with vegetables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Fried Ric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Grilled chicken breast with fried ric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Fried Ric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Grilled beef fillet with fried ric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hrimp Fried Ric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IAN BOWLS</text:p>
          </table:table-cell>
          <table:table-cell table:style-name="ce2" office:value-type="string" calcext:value-type="string">
            <text:p>Shrimps with fried rice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Broccoli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Grilled potato topped with grilled chicken breast dipped with the broccoli mushroom sauce (No Side)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Chicken Bre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Marinated grilled chicken breast served with sautéed vegetables &amp; side sauce</text:p>
          </table:table-cell>
          <table:table-cell table:style-name="ce4" table:number-columns-repeated="2"/>
          <table:table-cell table:style-name="ce2" office:value-type="float" office:value="140" calcext:value-type="float">
            <text:p>1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mb Rib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Grilled lamb ribs served with mixed vegetables</text:p>
          </table:table-cell>
          <table:table-cell table:style-name="ce4" table:number-columns-repeated="2"/>
          <table:table-cell table:style-name="ce2" office:value-type="float" office:value="200" calcext:value-type="float">
            <text:p>2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mb Ribs (Imported)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Grilled lamb ribs served with mixed vegetables</text:p>
          </table:table-cell>
          <table:table-cell table:style-name="ce4" table:number-columns-repeated="2"/>
          <table:table-cell table:style-name="ce2" office:value-type="float" office:value="300" calcext:value-type="float">
            <text:p>3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3" office:value-type="string" calcext:value-type="string">
            <text:p>Crspy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Crispy fried chicken breast served with coleslaw and garlic dip on the side</text:p>
          </table:table-cell>
          <table:table-cell table:style-name="ce4" table:number-columns-repeated="2"/>
          <table:table-cell table:style-name="ce2" office:value-type="float" office:value="145" calcext:value-type="float">
            <text:p>1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ork Rib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Pork ribs served with sautéed vegetables</text:p>
          </table:table-cell>
          <table:table-cell table:style-name="ce4" table:number-columns-repeated="2"/>
          <table:table-cell table:style-name="ce2" office:value-type="float" office:value="180" calcext:value-type="float">
            <text:p>1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eak <text:s/>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Fresh beef fillet, sautéed vegetables &amp; mushroom sauce</text:p>
          </table:table-cell>
          <table:table-cell table:style-name="ce4" table:number-columns-repeated="2"/>
          <table:table-cell table:style-name="ce2" office:value-type="float" office:value="160" calcext:value-type="float">
            <text:p>1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Sliced Toast bread, grilled chicken, eggs, tomatoes, le_x001e_uce, mayo, cheese &amp; pickles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Kebab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4 skewers of beef kebab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Grilled chicken fillet served with le_x001e_uce, pickles, corn, mozzarella cheese, garlic sauce &amp; mayo sauce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xed Grill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2 skewers beef, 2 skewers chicken served with sautéed vegetables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ork Short Rib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Grilled pork ribs served with coleslaw &amp; pickles</text:p>
          </table:table-cell>
          <table:table-cell table:style-name="ce4" table:number-columns-repeated="2"/>
          <table:table-cell table:style-name="ce2" office:value-type="float" office:value="180" calcext:value-type="float">
            <text:p>1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oneless Ribeye Stea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ATTERS</text:p>
          </table:table-cell>
          <table:table-cell table:style-name="ce2" office:value-type="string" calcext:value-type="string">
            <text:p>A grilled prime boneless ribeye steak served with sautéed potato &amp; cherry tomatoe</text:p>
          </table:table-cell>
          <table:table-cell table:style-name="ce4" table:number-columns-repeated="2"/>
          <table:table-cell table:style-name="ce2" office:value-type="float" office:value="280" calcext:value-type="float">
            <text:p>2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Octopu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A FOOD PLATTERS</text:p>
          </table:table-cell>
          <table:table-cell table:style-name="ce2" office:value-type="string" calcext:value-type="string">
            <text:p>Grilled octopus dipped in olive oil served with mini side salad</text:p>
          </table:table-cell>
          <table:table-cell table:style-name="ce4" table:number-columns-repeated="2"/>
          <table:table-cell table:style-name="ce2" office:value-type="float" office:value="180" calcext:value-type="float">
            <text:p>1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Tilapia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A FOOD PLATTERS</text:p>
          </table:table-cell>
          <table:table-cell table:style-name="ce2" office:value-type="string" calcext:value-type="string">
            <text:p>Grilled tilapia fish served with house salad, Ghanaian chilly sauce and side of your choice</text:p>
          </table:table-cell>
          <table:table-cell table:style-name="ce4" table:number-columns-repeated="2"/>
          <table:table-cell table:style-name="ce2" office:value-type="float" office:value="200" calcext:value-type="float">
            <text:p>2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alm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A FOOD PLATTERS</text:p>
          </table:table-cell>
          <table:table-cell table:style-name="ce2" office:value-type="string" calcext:value-type="string">
            <text:p>Grilled salmon fillet topped with wasabi sauce, &amp; guacamole</text:p>
          </table:table-cell>
          <table:table-cell table:style-name="ce4" table:number-columns-repeated="2"/>
          <table:table-cell table:style-name="ce2" office:value-type="float" office:value="250" calcext:value-type="float">
            <text:p>2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King Praw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A FOOD PLATTERS</text:p>
          </table:table-cell>
          <table:table-cell table:style-name="ce2" office:value-type="string" calcext:value-type="string">
            <text:p>Grilled fresh king prawn served with house salad teriyaki sauce and side of your choice</text:p>
          </table:table-cell>
          <table:table-cell table:style-name="ce4" table:number-columns-repeated="2"/>
          <table:table-cell table:style-name="ce2" office:value-type="float" office:value="280" calcext:value-type="float">
            <text:p>2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riyaki Salmo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RAPS</text:p>
          </table:table-cell>
          <table:table-cell table:style-name="ce3" office:value-type="string" calcext:value-type="string">
            <text:p>Homemade dough, grilled salmon fillet, pickles, lettuce &amp; homemade teryaki sauce</text:p>
          </table:table-cell>
          <table:table-cell table:style-name="ce4" table:number-columns-repeated="2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Avocado 95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RAPS</text:p>
          </table:table-cell>
          <table:table-cell table:style-name="ce2" office:value-type="string" calcext:value-type="string">
            <text:p>Crispy chicken, cheese, avocado, lettuce with special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ghty Stea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RAPS</text:p>
          </table:table-cell>
          <table:table-cell table:style-name="ce2" office:value-type="string" calcext:value-type="string">
            <text:p>Strips of grilled steak fillet, melted cheese, mushrooms, onions, lettuce &amp; homemade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Quesadilla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RAPS</text:p>
          </table:table-cell>
          <table:table-cell table:style-name="ce2" office:value-type="string" calcext:value-type="string">
            <text:p>Grilled chicken, green peppers, onions, with a mix of cheddar and <text:s/>mozzarella cheese served with sour cream, guacamole and chili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ork Rib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RAPS</text:p>
          </table:table-cell>
          <table:table-cell table:style-name="ce2" office:value-type="string" calcext:value-type="string">
            <text:p>Pork chops slices, sautéed mushrooms, onions, cooked red cabbage, lettuce, cheese &amp; homemade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eak Chedda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6" office:value-type="string" calcext:value-type="string">
            <text:p>Marinated grilled beef fillet mixed with onions and cheddar cheese, le_x001e_uce &amp; BBQ mayo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Bomb (Spicy)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2" office:value-type="string" calcext:value-type="string">
            <text:p>Grilled chicken breast topped with special sauce, le_x001e_uce, grilled tomatoes, onions &amp; pickles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strkt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7" office:value-type="string" calcext:value-type="string">
            <text:p>Marinated grilled chicken breast mixed with mushrooms, onions, fresh cream, mixed cheese, le_x001e_uce &amp; mayo BBQ sauce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strkt stea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2" office:value-type="string" calcext:value-type="string">
            <text:p>Sliced beef fillet, onions, BBQ sauce, cheddar cheese &amp; cream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ld School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2" office:value-type="string" calcext:value-type="string">
            <text:p>Grilled chicken, mayo garlic &amp; pickles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hrimp Sandwic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2" office:value-type="string" calcext:value-type="string">
            <text:p>Boiled shrimp mixed with smoked mayonnaise, le_x001e_uce, spring onions stu_x001f_ed in a brioche sandwich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moked Salmon Sandwich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ES</text:p>
          </table:table-cell>
          <table:table-cell table:style-name="ce2" office:value-type="string" calcext:value-type="string">
            <text:p>Smoked salmon, cream cheese, lemon cubes &amp; capers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Tra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RAYS FOR 2</text:p>
          </table:table-cell>
          <table:table-cell table:style-name="ce2" office:value-type="string" calcext:value-type="string">
            <text:p>Deep fried or grilled whole chicken served with 2 sides of your choice, garlic sauce, coleslaw, cocktail sauce, chili sauce</text:p>
          </table:table-cell>
          <table:table-cell table:style-name="ce4" table:number-columns-repeated="2"/>
          <table:table-cell table:style-name="ce2" office:value-type="float" office:value="320" calcext:value-type="float">
            <text:p>3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ef Tra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RAYS FOR 2</text:p>
          </table:table-cell>
          <table:table-cell table:style-name="ce2" office:value-type="string" calcext:value-type="string">
            <text:p>Kebab beef, meat balls, slow cooked beef &amp; lamb ribs with 2 sides of your choice</text:p>
          </table:table-cell>
          <table:table-cell table:style-name="ce4" table:number-columns-repeated="2"/>
          <table:table-cell table:style-name="ce2" office:value-type="float" office:value="360" calcext:value-type="float">
            <text:p>3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ncake Tra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RAYS FOR 2</text:p>
          </table:table-cell>
          <table:table-cell table:style-name="ce2" office:value-type="string" calcext:value-type="string">
            <text:p>Pancakes served with bacon, scrambled eggs, Nutella, peanut butter, maple syrup, butter &amp; mixed fruits</text:p>
          </table:table-cell>
          <table:table-cell table:style-name="ce4" table:number-columns-repeated="2"/>
          <table:table-cell table:style-name="ce2" office:value-type="float" office:value="220" calcext:value-type="float">
            <text:p>2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ork Tra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RAYS FOR 2</text:p>
          </table:table-cell>
          <table:table-cell table:style-name="ce2" office:value-type="string" calcext:value-type="string">
            <text:p>Pork ribs , short pork ribs , pork sausage served with coleslaw, mac &amp; cheese pickles, bbq sauce and 2 sides of your choice</text:p>
          </table:table-cell>
          <table:table-cell table:style-name="ce4" table:number-columns-repeated="2"/>
          <table:table-cell table:style-name="ce2" office:value-type="float" office:value="370" calcext:value-type="float">
            <text:p>3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ea Food Tray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RAYS FOR 2</text:p>
          </table:table-cell>
          <table:table-cell table:style-name="ce2" office:value-type="string" calcext:value-type="string">
            <text:p>Grilled Tilapia, grilled prawn, grilled octopus, mussels, served with cabbage salad, chilli sauce, tomato chilli sauce &amp; 2 sides of your choice</text:p>
          </table:table-cell>
          <table:table-cell table:style-name="ce4" table:number-columns-repeated="2"/>
          <table:table-cell table:style-name="ce2" office:value-type="float" office:value="480" calcext:value-type="float">
            <text:p>4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ofu Wra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Fresh tofu, le_x001e_uce, tomatoes, cucumbers, carrots, avocado, spring onions, pesto sauce &amp; lemon juice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alafel Wra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Homemade wrap dough stu_x001f_ed with deep fried falafels, tomatoes, parsleys, pickles &amp; tahini sauce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alafel Bowl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Deep fried falafels, onions, tomatoes, avocado, chickpeas, rocca, cucumbers, parsley topped with tahini sauce</text:p>
          </table:table-cell>
          <table:table-cell table:style-name="ce4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urrito Wrap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Homemade wrap dough stu_x001f_ed with two kinds of rice, red beans, tomatoes, onions, corn, avocado &amp; special vegan sauc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ummus Crack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Hummus and spices with mixed vegetables aside &amp; crunchy sesame bread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Kids Burg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DS MEAL</text:p>
          </table:table-cell>
          <table:table-cell table:style-name="ce2" office:value-type="string" calcext:value-type="string">
            <text:p>Grilled beef pa_x001e_y, ketchup served with fries &amp; fresh jui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enne Chicken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DS MEAL</text:p>
          </table:table-cell>
          <table:table-cell table:style-name="ce2" office:value-type="string" calcext:value-type="string">
            <text:p>Penne pasta mixed with red sauce topped with grilled chicken breast served with fresh jui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illed Chicken Tender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DS MEAL</text:p>
          </table:table-cell>
          <table:table-cell table:style-name="ce2" office:value-type="string" calcext:value-type="string">
            <text:p>Grilled chicken tenders served with coleslaw, fries &amp; fresh jui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DS MEAL</text:p>
          </table:table-cell>
          <table:table-cell table:style-name="ce2" office:value-type="string" calcext:value-type="string">
            <text:p>Fried chicken wings served with fries, cocktail sauce &amp; fresh juice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zy Cak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The Classic delicious chocolate biscuit cake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Toasted brioche toast served with fruits, maple syrup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lantain Pancak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Served with maple syrup &amp; jam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pple Crêp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Caramelized apple cinnamon stu_x001f_ed in crepe dough dipped in salted caramel sauce topped with vanilla ice cream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ocolate Banana Pi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Dough stu_x001f_ed with Nutella and banana topped with cinnamon, sugar melted chocolate &amp; served with vanilla ice cream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ruit Salad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assortment of fruits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Iced Coffee Fra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PECIALITY</text:p>
          </table:table-cell>
          <table:table-cell table:style-name="ce2" office:value-type="string" calcext:value-type="string">
            <text:p>Co_x001f_ee blended with sugar syrup &amp; milk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Iced Vanilla Coffee Fra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PECIALITY</text:p>
          </table:table-cell>
          <table:table-cell table:style-name="ce2" office:value-type="string" calcext:value-type="string">
            <text:p>Co_x001f_ee blended with vanilla, sugar syrup &amp; milk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cha Fra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PECIALITY</text:p>
          </table:table-cell>
          <table:table-cell table:style-name="ce2" office:value-type="string" calcext:value-type="string">
            <text:p>Co_x001f_ee blended with dark chocolate, sugar syrup &amp; milk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rawberry Oreo Fra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PECIALITY</text:p>
          </table:table-cell>
          <table:table-cell table:style-name="ce2" office:value-type="string" calcext:value-type="string">
            <text:p>Oreo blended with strawberry ice cream , strawberry &amp; milk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otus Banana Fra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PECIALITY</text:p>
          </table:table-cell>
          <table:table-cell table:style-name="ce2" office:value-type="string" calcext:value-type="string">
            <text:p>Fresh banana blended with lotus biscuits, caramel syrup &amp; milk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lvar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20" calcext:value-type="float">
            <text:p>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o_x001e_ Drinks C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nergy Drink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Yogur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30" calcext:value-type="float">
            <text:p>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neral Wat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10" calcext:value-type="float">
            <text:p>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arkling Wat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l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OFT DRINKS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Kenke Berries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rawberry Banan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x Berries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azzle Dazzl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unshine Daydream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eanut Bu_x001f_er Banan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moothi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wist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ramel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apsberry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ocolat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aileys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re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milkshakes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obol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20" calcext:value-type="float">
            <text:p>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eapple &amp; Ging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Ice Mountain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ocolat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Ice Mountain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Ice Mountain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Ice Mountain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Ice Mountain</text:p>
          </table:table-cell>
          <table:table-cell table:style-name="ce4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White Moch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cchiat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30" calcext:value-type="float">
            <text:p>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ot Chocolat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a Cup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a &amp; Min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spress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ouble Espress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urkish Coffe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30" calcext:value-type="float">
            <text:p>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urkish Double Coffe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ppuccin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a_x001f_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ramel Macchiat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cha Coffe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merican Coffe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beverages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vocoffe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old beverages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oost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old beverages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Iced Laff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old beverages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Iced Caramel Macchiat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old beverages</text:p>
          </table:table-cell>
          <table:table-cell table:style-name="ce4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Iced Green Te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old beverages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ne Scoop</text:p>
          </table:table-cell>
          <table:table-cell table:number-columns-repeated="2" table:style-name="ce2" office:value-type="string" calcext:value-type="string">
            <text:p>ICE CREAM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wo Scoops</text:p>
          </table:table-cell>
          <table:table-cell table:number-columns-repeated="2" table:style-name="ce2" office:value-type="string" calcext:value-type="string">
            <text:p>ICE CREAM</text:p>
          </table:table-cell>
          <table:table-cell table:style-name="ce4" table:number-columns-repeated="3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hree Scoops</text:p>
          </table:table-cell>
          <table:table-cell table:number-columns-repeated="2" table:style-name="ce2" office:value-type="string" calcext:value-type="string">
            <text:p>ICE CREAM</text:p>
          </table:table-cell>
          <table:table-cell table:style-name="ce4" table:number-columns-repeated="3"/>
          <table:table-cell table:style-name="ce2" office:value-type="float" office:value="90" calcext:value-type="float">
            <text:p>9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obol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20" calcext:value-type="float">
            <text:p>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eapple &amp; Ging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resh juice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eineke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ell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30" calcext:value-type="float">
            <text:p>3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lub Beer (bo_x001f_le)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20" calcext:value-type="float">
            <text:p>2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ra_x001e_ Beer Sta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ra_x001e_ Beer Heineke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45" calcext:value-type="float">
            <text:p>4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uinness Be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Beer</text:p>
          </table:table-cell>
          <table:table-cell table:style-name="ce4" table:number-columns-repeated="3"/>
          <table:table-cell table:style-name="ce2" office:value-type="float" office:value="25" calcext:value-type="float">
            <text:p>2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ecial Exotic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fresh mango, pineapple, apple and banana topped of strawberry milkshake</text:p>
          </table:table-cell>
          <table:table-cell table:style-name="ce4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ocktail Original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blend of mango, pineapple, apple, banana and strawberry</text:p>
          </table:table-cell>
          <table:table-cell table:style-name="ce4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emonad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combination of Lemon and sugar syrup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nted Lemonad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blend of Lemon juice, sugar syrup and mint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k Lemonad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lemonade with grenadine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ue Lemonad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lemonade with blue curacoa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elon Strawberry Lemonad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lemonade with Strawberry and watermelon flavour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apm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pineapple and orange topped with grenadine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ssion Love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non alcoholic COCKTAILS</text:p>
          </table:table-cell>
          <table:table-cell table:style-name="ce2" office:value-type="string" calcext:value-type="string">
            <text:p>A mix of passion fruit purree and orange</text:p>
          </table:table-cell>
          <table:table-cell table:style-name="ce4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melon flavour, orange and grenadin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elon Ball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melon flavour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oody Mary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tomato juice, lemon juice, tabasco, worcestershire sauce, salt and black pepper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eese Cak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strawberry purree and creamer topped with lotus biscuit rim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osmopolit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cranberry juice, triple sec and lemon juice 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Espresso Martini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kahlua, sugar syrup and espresso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scow Mul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lemon juice, ginger, sugar syrup and aromatic bitter topped with a splash of beer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ong Island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five white spirit, lemon and coca cola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ullfrog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five white spirit, blue curacoa and redbull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ake Me Hom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8" office:value-type="string" calcext:value-type="string">
            <text:p>A mix of five white spirit, blue curacoa and sprite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ssion Fruit Martini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 and passion fruit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ex on the Beach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VODKA COCKTAILS</text:p>
          </table:table-cell>
          <table:table-cell table:style-name="ce2" office:value-type="string" calcext:value-type="string">
            <text:p>A mix of vodka, peach schnapps, cranberry, orange and grenadin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Whiskey Sour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WHISKY COCKTAILS</text:p>
          </table:table-cell>
          <table:table-cell table:style-name="ce2" office:value-type="string" calcext:value-type="string">
            <text:p>A mix of whiskey, lemon juice, sugar syrup and aromatic bitters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Old Fashioned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WHISKY COCKTAILS</text:p>
          </table:table-cell>
          <table:table-cell table:style-name="ce2" office:value-type="string" calcext:value-type="string">
            <text:p>A mix of whiskey, brown sugar and orange bitter</text:p>
          </table:table-cell>
          <table:table-cell table:style-name="ce4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ondom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hot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hot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52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hot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Kamikaz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hot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ow Job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Shots</text:p>
          </table:table-cell>
          <table:table-cell table:style-name="ce4" table:number-columns-repeated="3"/>
          <table:table-cell table:style-name="ce2" office:value-type="float" office:value="40" calcext:value-type="float">
            <text:p>4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weet Peach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Gin COCKTAILS</text:p>
          </table:table-cell>
          <table:table-cell table:style-name="ce2" office:value-type="string" calcext:value-type="string">
            <text:p>A mix of gin sour and peach flavour topped with tonic\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in Basil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Gin COCKTAILS</text:p>
          </table:table-cell>
          <table:table-cell table:style-name="ce2" office:value-type="string" calcext:value-type="string">
            <text:p>A smash of basil, gin, lemon juice and sugar syrup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Negroni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Gin COCKTAILS</text:p>
          </table:table-cell>
          <table:table-cell table:style-name="ce2" office:value-type="string" calcext:value-type="string">
            <text:p>A mix of between gin, campari and martini rosso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eep Oce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TEQUILA COCKTAILS</text:p>
          </table:table-cell>
          <table:table-cell table:style-name="ce2" office:value-type="string" calcext:value-type="string">
            <text:p>A mix of tequila, passion fruit, pineapple and blue curacoa 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rgarit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TEQUILA COCKTAILS</text:p>
          </table:table-cell>
          <table:table-cell table:style-name="ce2" office:value-type="string" calcext:value-type="string">
            <text:p>A mix of tequila, triple sec and lemon juic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rgarita Froze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TEQUILA COCKTAILS</text:p>
          </table:table-cell>
          <table:table-cell table:style-name="ce2" office:value-type="string" calcext:value-type="string">
            <text:p>A blend of tequila, triple sec and lemon juic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quila Sunrise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TEQUILA COCKTAILS</text:p>
          </table:table-cell>
          <table:table-cell table:style-name="ce2" office:value-type="string" calcext:value-type="string">
            <text:p>A combination of tequila and orange juice topped with grenadine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mosa Mojit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PROSECCO COCKTAILS</text:p>
          </table:table-cell>
          <table:table-cell table:style-name="ce2" office:value-type="string" calcext:value-type="string">
            <text:p>A combination of fresh orange, mint, brown sugar, orange juice filled with prosecco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mos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PROSECCO COCKTAILS</text:p>
          </table:table-cell>
          <table:table-cell table:style-name="ce2" office:value-type="string" calcext:value-type="string">
            <text:p>A cpombination of orange juice, triple sec and prosecco</text:p>
          </table:table-cell>
          <table:table-cell table:style-name="ce4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PROSECCO COCKTAILS</text:p>
          </table:table-cell>
          <table:table-cell table:style-name="ce2" office:value-type="string" calcext:value-type="string">
            <text:p>A combination of prosecco and peach purree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inacolada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RUM COCKTAILS</text:p>
          </table:table-cell>
          <table:table-cell table:style-name="ce2" office:value-type="string" calcext:value-type="string">
            <text:p>A mix of rum, pineapple juice, coconut cream and malibu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ue Hawaiia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RUM COCKTAILS</text:p>
          </table:table-cell>
          <table:table-cell table:style-name="ce2" office:value-type="string" calcext:value-type="string">
            <text:p>A mix of rum, pineapple juice and blue curacoa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jito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RUM COCKTAILS</text:p>
          </table:table-cell>
          <table:table-cell table:style-name="ce2" office:value-type="string" calcext:value-type="string">
            <text:p>A smash of mint, brown sugar, lime wedges, rum and soda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ove</text:p>
          </table:table-cell>
          <table:table-cell table:style-name="ce2" office:value-type="string" calcext:value-type="string">
            <text:p>SHISHA</text:p>
          </table:table-cell>
          <table:table-cell table:style-name="ce2"/>
          <table:table-cell table:style-name="ce4" table:number-columns-repeated="3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um &amp; Mint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Lemon &amp; Mint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int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ape &amp; Mint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85" calcext:value-type="float">
            <text:p>8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isposable</text:p>
          </table:table-cell>
          <table:table-cell table:style-name="ce2" office:value-type="string" calcext:value-type="string">
            <text:p>SHISHA</text:p>
          </table:table-cell>
          <table:table-cell table:style-name="ce4" table:number-columns-repeated="4"/>
          <table:table-cell table:style-name="ce2" office:value-type="float" office:value="10" calcext:value-type="float">
            <text:p>1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mirnoff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VODKA</text:p>
          </table:table-cell>
          <table:table-cell table:style-name="ce4" table:number-columns-repeated="3"/>
          <table:table-cell table:style-name="ce2" office:value-type="string" calcext:value-type="string">
            <text:p>35/6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iroc / Pineappl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VODKA</text:p>
          </table:table-cell>
          <table:table-cell table:style-name="ce4" table:number-columns-repeated="3"/>
          <table:table-cell table:style-name="ce2" office:value-type="string" calcext:value-type="string">
            <text:p>50/13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rey Goos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VODKA</text:p>
          </table:table-cell>
          <table:table-cell table:style-name="ce4" table:number-columns-repeated="3"/>
          <table:table-cell table:style-name="ce2" office:value-type="string" calcext:value-type="string">
            <text:p>50/13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lveder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VODKA</text:p>
          </table:table-cell>
          <table:table-cell table:style-name="ce4" table:number-columns-repeated="3"/>
          <table:table-cell table:style-name="ce2" office:value-type="string" calcext:value-type="string">
            <text:p>60/1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mirno_x001d_ Ic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VODKA</text:p>
          </table:table-cell>
          <table:table-cell table:style-name="ce4" table:number-columns-repeated="3"/>
          <table:table-cell table:style-name="ce2" office:value-type="float" office:value="35" calcext:value-type="float">
            <text:p>35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ed Labe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40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ack Labe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45/9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ouble Black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50/1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old Labe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55/12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old Reserve 18 Years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80/17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lue Labe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200/45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rdhu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50/1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ingelton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60/1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Jameson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40/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Jack Daniel's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45/1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hivas Regal 12 Years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HISKY</text:p>
          </table:table-cell>
          <table:table-cell table:style-name="ce4" table:number-columns-repeated="3"/>
          <table:table-cell table:style-name="ce2" office:value-type="string" calcext:value-type="string">
            <text:p>45/1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ed win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55/2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White win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55/2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osé win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55/2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our cousins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65/3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Gerard Bertrand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75/4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Fantine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Wine</text:p>
          </table:table-cell>
          <table:table-cell table:style-name="ce4" table:number-columns-repeated="3"/>
          <table:table-cell table:style-name="ce2" office:value-type="string" calcext:value-type="string">
            <text:p>100/5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rosecco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string" calcext:value-type="string">
            <text:p>75/6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parkling Win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string" calcext:value-type="string">
            <text:p>65/3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ndré Brut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400" calcext:value-type="float">
            <text:p>4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ndré Ros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400" calcext:value-type="float">
            <text:p>4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et Brut Imperia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2300" calcext:value-type="float">
            <text:p>23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oet Rose Imperial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2800" calcext:value-type="float">
            <text:p>2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laire Ros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1100" calcext:value-type="float">
            <text:p>1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laire Gold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1100" calcext:value-type="float">
            <text:p>1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elaire Lux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1100" calcext:value-type="float">
            <text:p>1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Non Alcoholic Champagn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HAMPAGNE</text:p>
          </table:table-cell>
          <table:table-cell table:style-name="ce4" table:number-columns-repeated="3"/>
          <table:table-cell table:style-name="ce2" office:value-type="float" office:value="150" calcext:value-type="float">
            <text:p>1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anqueray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Gin</text:p>
          </table:table-cell>
          <table:table-cell table:style-name="ce4" table:number-columns-repeated="3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anqueray 10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Gin</text:p>
          </table:table-cell>
          <table:table-cell table:style-name="ce4" table:number-columns-repeated="3"/>
          <table:table-cell table:style-name="ce2" office:value-type="string" calcext:value-type="string">
            <text:p>50/1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ombay Sapphir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Gin</text:p>
          </table:table-cell>
          <table:table-cell table:style-name="ce4" table:number-columns-repeated="3"/>
          <table:table-cell table:style-name="ce2" office:value-type="string" calcext:value-type="string">
            <text:p>45/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ennessy V.S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OGNAC</text:p>
          </table:table-cell>
          <table:table-cell table:style-name="ce4" table:number-columns-repeated="3"/>
          <table:table-cell table:style-name="ce2" office:value-type="string" calcext:value-type="string">
            <text:p>65/16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ennessy V.S.0.P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OGNAC</text:p>
          </table:table-cell>
          <table:table-cell table:style-name="ce4" table:number-columns-repeated="3"/>
          <table:table-cell table:style-name="ce2" office:value-type="string" calcext:value-type="string">
            <text:p>90/25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Hennessy X.O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OGNAC</text:p>
          </table:table-cell>
          <table:table-cell table:style-name="ce4" table:number-columns-repeated="3"/>
          <table:table-cell table:style-name="ce2" office:value-type="string" calcext:value-type="string">
            <text:p>350/60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emy martin V.S.O.P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OGNAC</text:p>
          </table:table-cell>
          <table:table-cell table:style-name="ce4" table:number-columns-repeated="3"/>
          <table:table-cell table:style-name="ce2" office:value-type="string" calcext:value-type="string">
            <text:p>70/22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Remy23 martin 1738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COGNAC</text:p>
          </table:table-cell>
          <table:table-cell table:style-name="ce4" table:number-columns-repeated="3"/>
          <table:table-cell table:style-name="ce2" office:value-type="string" calcext:value-type="string">
            <text:p>90/25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quila Silver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Tequila Gold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on Julio Blanco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80/15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Don Julio Anejo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85/1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tron Cafe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60/11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Patron Reposado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Tequila</text:p>
          </table:table-cell>
          <table:table-cell table:style-name="ce4" table:number-columns-repeated="3"/>
          <table:table-cell table:style-name="ce2" office:value-type="string" calcext:value-type="string">
            <text:p>70/14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Jagermeister</text:p>
          </table:table-cell>
          <table:table-cell table:style-name="ce2" office:value-type="string" calcext:value-type="string">
            <text:p>BOTTLES / GLASS</text:p>
          </table:table-cell>
          <table:table-cell table:style-name="ce2" office:value-type="string" calcext:value-type="string">
            <text:p>LIQUEUR &amp; BITTERS</text:p>
          </table:table-cell>
          <table:table-cell table:style-name="ce4" table:number-columns-repeated="3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Baileys</text:p>
          </table:table-cell>
          <table:table-cell table:style-name="ce2" office:value-type="string" calcext:value-type="string">
            <text:p>BOTTLES / GLASS</text:p>
          </table:table-cell>
          <table:table-cell table:style-name="ce4" table:number-columns-repeated="4"/>
          <table:table-cell table:style-name="ce2" office:value-type="string" calcext:value-type="string">
            <text:p>45/80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Absinthe</text:p>
          </table:table-cell>
          <table:table-cell table:style-name="ce2" office:value-type="string" calcext:value-type="string">
            <text:p>BOTTLES / GLASS</text:p>
          </table:table-cell>
          <table:table-cell table:style-name="ce4" table:number-columns-repeated="4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Sambuca</text:p>
          </table:table-cell>
          <table:table-cell table:style-name="ce2" office:value-type="string" calcext:value-type="string">
            <text:p>BOTTLES / GLASS</text:p>
          </table:table-cell>
          <table:table-cell table:style-name="ce4" table:number-columns-repeated="4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BOTTLES / GLASS</text:p>
          </table:table-cell>
          <table:table-cell table:style-name="ce4" table:number-columns-repeated="4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>
            <text:p>Martini Rosso</text:p>
          </table:table-cell>
          <table:table-cell table:style-name="ce2" office:value-type="string" calcext:value-type="string">
            <text:p>BOTTLES / GLASS</text:p>
          </table:table-cell>
          <table:table-cell table:style-name="ce4" table:number-columns-repeated="4"/>
          <table:table-cell table:style-name="ce2" office:value-type="string" calcext:value-type="string">
            <text:p>35/550</text:p>
          </table:table-cell>
          <table:table-cell table:style-name="ce4" table:number-columns-repeated="11"/>
          <table:table-cell table:number-columns-repeated="1006"/>
        </table:table-row>
        <table:table-row table:style-name="ro1" table:number-rows-repeated="27">
          <table:table-cell table:style-name="ce4" table:number-columns-repeated="18"/>
          <table:table-cell table:number-columns-repeated="1006"/>
        </table:table-row>
        <table:table-row table:style-name="ro2" table:number-rows-repeated="10482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em" style:display-name="PageStyle_i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2" meta:object-count="0"/>
    <meta:generator>LibreOfficeDev/6.0.5.2$Linux_X86_64 LibreOffice_project/</meta:generator>
  </office:meta>
</office:document-meta>
</file>